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
</office:automatic-styles>
  <office:body>
    <office:text>
      <text:p text:style-name="Standard">
<draw:frame draw:name="Object1" text:anchor-type="paragraph" svg:width="3.1484in" svg:height="2.7563in" draw:z-index="0">
<draw:object xlink:href="./Object 1" xlink:type="simple" xlink:show="embed" xlink:actuate="onLoad"/>
<draw:image xlink:href="./ObjectReplacements/Object 1" xlink:type="simple" xlink:show="embed" xlink:actuate="onLoad"/>
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0T22:26:33</meta:creation-date>
    <dc:creator>Yi Luo</dc:creator>
    <dc:date>2006-08-21T10:26:45</dc:date>
    <dc:language>en-US</dc:language>
    <meta:editing-cycles>4</meta:editing-cycles>
    <meta:editing-duration>PT1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0" meta:character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bar">
        <chart:title svg:x="3.008cm" svg:y="0.14cm">
          <text:p>Main Title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